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1pt" fo:font-weight="bold" officeooo:rsid="001decb4" officeooo:paragraph-rsid="001decb4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1pt" fo:font-weight="bold" officeooo:rsid="001decb4" officeooo:paragraph-rsid="0022d68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1pt" fo:font-weight="bold" officeooo:rsid="0028c37a" officeooo:paragraph-rsid="0028c37a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1pt" fo:font-weight="bold" officeooo:rsid="003bcc8e" officeooo:paragraph-rsid="003bcc8e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1pt" fo:font-weight="bold" officeooo:rsid="0039eb8b" officeooo:paragraph-rsid="003bcc8e" style:font-size-asian="11pt" style:font-weight-asian="bold" style:font-size-complex="11pt" style:font-weight-complex="bold"/>
    </style:style>
    <style:style style:name="P6" style:family="paragraph" style:parent-style-name="Heading_20_2">
      <style:paragraph-properties fo:text-align="justify" style:justify-single-word="false"/>
      <style:text-properties fo:font-size="11pt" officeooo:paragraph-rsid="001decb4" style:font-size-asian="11pt" style:font-size-complex="11pt"/>
    </style:style>
    <style:style style:name="P7" style:family="paragraph" style:parent-style-name="Text_20_body" style:list-style-name="L1">
      <style:paragraph-properties fo:text-align="justify" style:justify-single-word="false"/>
      <style:text-properties fo:font-size="11pt" officeooo:rsid="003c851e" officeooo:paragraph-rsid="003c851e" style:font-size-asian="11pt" style:font-size-complex="11pt"/>
    </style:style>
    <style:style style:name="P8" style:family="paragraph" style:parent-style-name="Text_20_body" style:list-style-name="L2">
      <style:paragraph-properties fo:text-align="justify" style:justify-single-word="false"/>
      <style:text-properties fo:font-size="11pt" officeooo:rsid="003cc622" officeooo:paragraph-rsid="003cc622" style:font-size-asian="11pt" style:font-size-complex="11pt"/>
    </style:style>
    <style:style style:name="P9" style:family="paragraph" style:parent-style-name="Text_20_body" style:list-style-name="L3">
      <style:paragraph-properties fo:text-align="justify" style:justify-single-word="false"/>
      <style:text-properties fo:font-size="11pt" officeooo:rsid="003ea622" officeooo:paragraph-rsid="003ea622" style:font-size-asian="11pt" style:font-size-complex="11pt"/>
    </style:style>
    <style:style style:name="P10" style:family="paragraph" style:parent-style-name="Text_20_body" style:list-style-name="L4">
      <style:paragraph-properties fo:text-align="justify" style:justify-single-word="false"/>
      <style:text-properties fo:font-size="11pt" officeooo:rsid="00407149" officeooo:paragraph-rsid="00407149" style:font-size-asian="11pt" style:font-size-complex="11pt"/>
    </style:style>
    <style:style style:name="P11" style:family="paragraph" style:parent-style-name="Text_20_body" style:list-style-name="L2">
      <style:paragraph-properties fo:text-align="justify" style:justify-single-word="false"/>
      <style:text-properties fo:font-size="11pt" officeooo:rsid="00407149" officeooo:paragraph-rsid="00407149" style:font-size-asian="11pt" style:font-size-complex="11pt"/>
    </style:style>
    <style:style style:name="P12" style:family="paragraph" style:parent-style-name="Text_20_body" style:list-style-name="L3">
      <style:paragraph-properties fo:text-align="justify" style:justify-single-word="false"/>
      <style:text-properties fo:font-size="11pt" officeooo:rsid="00407149" officeooo:paragraph-rsid="00407149" style:font-size-asian="11pt" style:font-size-complex="11pt"/>
    </style:style>
    <style:style style:name="P13" style:family="paragraph" style:parent-style-name="Text_20_body" style:list-style-name="L5">
      <style:paragraph-properties fo:text-align="justify" style:justify-single-word="false"/>
      <style:text-properties fo:font-size="11pt" officeooo:rsid="0040fe2c" officeooo:paragraph-rsid="0040fe2c" style:font-size-asian="11pt" style:font-size-complex="11pt"/>
    </style:style>
    <style:style style:name="P14" style:family="paragraph" style:parent-style-name="Text_20_body" style:list-style-name="L4">
      <style:paragraph-properties fo:text-align="justify" style:justify-single-word="false"/>
      <style:text-properties fo:font-size="11pt" officeooo:rsid="0040fe2c" officeooo:paragraph-rsid="0040fe2c" style:font-size-asian="11pt" style:font-size-complex="11pt"/>
    </style:style>
    <style:style style:name="P15" style:family="paragraph" style:parent-style-name="Text_20_body">
      <style:paragraph-properties fo:text-align="justify" style:justify-single-word="false"/>
      <style:text-properties fo:font-size="11pt" fo:font-weight="bold" officeooo:rsid="001fad85" officeooo:paragraph-rsid="001fad85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size="11pt" fo:font-weight="bold" officeooo:rsid="001fad85" officeooo:paragraph-rsid="0040fe2c" style:font-size-asian="11pt" style:font-weight-asian="bold" style:font-size-complex="11pt" style:font-weight-complex="bold"/>
    </style:style>
    <style:style style:name="P17" style:family="paragraph" style:parent-style-name="Text_20_body" style:list-style-name="L7">
      <style:paragraph-properties fo:text-align="justify" style:justify-single-word="false"/>
      <style:text-properties fo:font-size="11pt" fo:font-weight="normal" officeooo:rsid="0040fe2c" officeooo:paragraph-rsid="0040fe2c" style:font-size-asian="11pt" style:font-weight-asian="normal" style:font-size-complex="11pt" style:font-weight-complex="normal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rsid="003c851e" officeooo:paragraph-rsid="003c851e"/>
    </style:style>
    <style:style style:name="P19" style:family="paragraph" style:parent-style-name="Text_20_body" style:list-style-name="L6">
      <style:paragraph-properties fo:text-align="justify" style:justify-single-word="false"/>
      <style:text-properties officeooo:rsid="0041232f" officeooo:paragraph-rsid="0041232f"/>
    </style:style>
    <style:style style:name="T1" style:family="text">
      <style:text-properties officeooo:rsid="001decb4"/>
    </style:style>
    <style:style style:name="T2" style:family="text">
      <style:text-properties officeooo:rsid="0022d68a"/>
    </style:style>
    <style:style style:name="T3" style:family="text">
      <style:text-properties style:font-name="Liberation Sans" fo:font-weight="bold" officeooo:rsid="003bcc8e" style:font-name-asian="MS Gothic" style:font-weight-asian="bold" style:font-name-complex="Arial" style:font-weight-complex="bold"/>
    </style:style>
    <style:style style:name="T4" style:family="text">
      <style:text-properties officeooo:rsid="0035f177"/>
    </style:style>
    <style:style style:name="T5" style:family="text">
      <style:text-properties officeooo:rsid="003934bf"/>
    </style:style>
    <style:style style:name="T6" style:family="text">
      <style:text-properties officeooo:rsid="0039eb8b"/>
    </style:style>
    <style:style style:name="T7" style:family="text">
      <style:text-properties officeooo:rsid="003bcc8e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3cc622" style:font-size-asian="11pt" style:font-size-complex="11pt"/>
    </style:style>
    <style:style style:name="T10" style:family="text">
      <style:text-properties fo:font-size="11pt" officeooo:rsid="003934bf" style:font-size-asian="11pt" style:font-size-complex="11pt"/>
    </style:style>
    <style:style style:name="T11" style:family="text">
      <style:text-properties officeooo:rsid="0040fe2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span text:style-name="T3">Kosch </text:span><text:span text:style-name="T1">– </text:span>Timeline </text:h>
      <text:p text:style-name="P4">1. Einführung</text:p>
      <text:list xml:id="list9453110" text:style-name="L1">
        <text:list-item>
          <text:p text:style-name="P7">Lager in der Nähe einer Landstrasse im Kosch, Händlerkarren</text:p>
        </text:list-item>
        <text:list-item>
          <text:p text:style-name="P7">nachts rattert eine Kutsche vorbei, Galopp </text:p>
        </text:list-item>
        <text:list-item>
          <text:p text:style-name="P18"><text:span text:style-name="T8">Aufbruch morgens </text:span><text:span text:style-name="T9">gen </text:span><text:span text:style-name="T8">Greifenfurt </text:span></text:p>
        </text:list-item>
      </text:list>
      <text:p text:style-name="P2">2. <text:span text:style-name="T7">Tatort</text:span></text:p>
      <text:list xml:id="list1309685554" text:style-name="L2">
        <text:list-item>
          <text:p text:style-name="P8">4 Tote in weissen Gewändern, Bannstrahler, 1 Kutsche</text:p>
        </text:list-item>
        <text:list-item>
          <text:p text:style-name="P8">1 Bannstrahler schwer verletzt stöhnt in Büschen</text:p>
        </text:list-item>
        <text:list-item>
          <text:p text:style-name="P11">eine wichtige Kiste sei gestohlen worden</text:p>
        </text:list-item>
        <text:list-item>
          <text:p text:style-name="P11">sie muss wiederbeschafft und nach Angbar gebracht werden, von dort nach Greifenfurt, Gareth</text:p>
        </text:list-item>
      </text:list>
      <text:p text:style-name="P1"><text:span text:style-name="T2">3</text:span>. <text:span text:style-name="T7">Verfolgung </text:span></text:p>
      <text:list xml:id="list2689584452" text:style-name="L3">
        <text:list-item>
          <text:p text:style-name="P9"><text:span text:style-name="T4">v</text:span>iele Spuren, barfuss, grooooosse Füsse</text:p>
        </text:list-item>
        <text:list-item>
          <text:p text:style-name="P9">Treffen</text:p>
          <text:list>
            <text:list-item>
              <text:p text:style-name="P9">Schäfer, Schaf weggelaufen, verfolgung Spurt Wolf</text:p>
            </text:list-item>
            <text:list-item>
              <text:p text:style-name="P9">Jäger mit erlegtem Wildschwein, ist froh, dass er überhaupt etwas gefangen hat</text:p>
            </text:list-item>
          </text:list>
        </text:list-item>
        <text:list-item>
          <text:p text:style-name="P9">Hundekaka-Falle</text:p>
        </text:list-item>
        <text:list-item>
          <text:p text:style-name="P9">Leiter wird vor ihnen =&gt; Zugang zum Affendorf</text:p>
        </text:list-item>
        <text:list-item>
          <text:p text:style-name="P12">Pferdespuren, die von dort wegführen (Rabenmunds Mannen)</text:p>
        </text:list-item>
      </text:list>
      <text:p text:style-name="P5">4. <text:span text:style-name="T7">Affendorf</text:span></text:p>
      <text:list xml:id="list2798393969" text:style-name="L4">
        <text:list-item>
          <text:p text:style-name="P10">die Affenmenschen <text:span text:style-name="T5">k</text:span>önnen kein Garethi</text:p>
        </text:list-item>
        <text:list-item>
          <text:p text:style-name="P10">Gebärdensprache, mit Händen und Füssen</text:p>
        </text:list-item>
        <text:list-item>
          <text:p text:style-name="P10">Fest feiern mit Tanze und Gesang, Wein und Rauschgurken</text:p>
        </text:list-item>
        <text:list-item>
          <text:p text:style-name="P10">eine Frau ist mit einem Affen-Jäger zusammen, sie erzählt:</text:p>
        </text:list-item>
        <text:list-item>
          <text:p text:style-name="P10">Rabenmunds Männer seien hier gewesen, einige hätten mit ihnen gefeiert, andere seien in Lendenschürzen weggegangen, das habe sie nicht verstanden, später angezogen und Richtung Burg von Rabenmund</text:p>
        </text:list-item>
        <text:list-item>
          <text:p text:style-name="P14">Kind hat belauscht, dass sie im Schwarzen Keiler Rast machen wollen</text:p>
        </text:list-item>
      </text:list>
      <text:p text:style-name="P15"><text:span text:style-name="T6">5</text:span>. <text:span text:style-name="T11">Goblin-Höhle</text:span></text:p>
      <text:list xml:id="list1379138361" text:style-name="L7">
        <text:list-item>
          <text:p text:style-name="P17">Spuren am Boden</text:p>
        </text:list-item>
        <text:list-item>
          <text:p text:style-name="P17">Kampf, zwei Tote Goblins</text:p>
        </text:list-item>
        <text:list-item>
          <text:p text:style-name="P17">in der Höhle sind zwei Wiegen, aber keine Kinder</text:p>
        </text:list-item>
      </text:list>
      <text:p text:style-name="P16"><text:span text:style-name="T11">6. Finale: </text:span><text:span text:style-name="T7">Gasthaus zum Schwarzen Keiler</text:span></text:p>
      <text:list xml:id="list4033522302" text:style-name="L5">
        <text:list-item>
          <text:p text:style-name="P13">Taverne </text:p>
        </text:list-item>
        <text:list-item>
          <text:p text:style-name="P13">die Mannen von Rabenmund sind oben auf ihrem Zimmer, nicht im Schankraum</text:p>
        </text:list-item>
        <text:list-item>
          <text:p text:style-name="P13">einer kommt runter, holt Essen, verschwindet wiederbeschafft</text:p>
        </text:list-item>
        <text:list-item>
          <text:p text:style-name="P13">Kampf mit den 5 Wachen</text:p>
        </text:list-item>
        <text:list-item>
          <text:p text:style-name="P13">die Schatzkiste steht in einer Ecke, das Schloss zeigt Kratzspuren, konnte nicht aufgebrochen werden</text:p>
        </text:list-item>
        <text:list-item>
          <text:p text:style-name="P13">unten Geschrei, Rabenmund selbst ist da, 20 Wachen im Schankraum =&gt; Flucht durchs Fenster/Dach</text:p>
        </text:list-item>
      </text:list>
      <text:p text:style-name="P3"><text:span text:style-name="T11">7</text:span>. <text:span text:style-name="T7">Flucht</text:span></text:p>
      <text:list xml:id="list3006195098" text:style-name="L6">
        <text:list-item>
          <text:p text:style-name="P19"><text:span text:style-name="T10">R</text:span><text:span text:style-name="T8">ufen des verletzten Bannstrahlers, wartet unten mit Karre vor Fenster</text:span></text:p>
        </text:list-item>
        <text:list-item>
          <text:p text:style-name="P19"><text:span text:style-name="T8">Kiste auf Karren, Flucht</text:span></text:p>
        </text:list-item>
        <text:list-item>
          <text:p text:style-name="P19"><text:span text:style-name="T8">Rattern durch die Nacht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9:17:38.717000000</meta:creation-date>
    <dc:date>2023-05-20T12:28:55.593000000</dc:date>
    <meta:editing-duration>PT1H50M34S</meta:editing-duration>
    <meta:editing-cycles>3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40" meta:word-count="298" meta:character-count="1826" meta:non-whitespace-character-count="1594"/>
  </office:meta>
</office:document-meta>
</file>